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?"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alls and Tables" draw:style-name="dp1" draw:master-page-name="Default">
        <draw:custom-shape draw:name="4-Wall-Office" draw:style-name="Wall" draw:text-style-name="P2" draw:layer="layout" svg:width="4cm" svg:height="4cm" svg:x="1cm" svg:y="1cm">
          <text:p text:style-name="P1">4-wall office</text:p>
          <draw:enhanced-geometry svg:viewBox="0 0 1000 1000" draw:text-areas="0 1000 1000 1091" draw:type="NonPrimitive" draw:enhanced-path="M 1000 1000 L 1000 0 0 0 0 1000 F Z N"/>
        </draw:custom-shape>
        <draw:custom-shape draw:name="Wall" draw:style-name="Wall" draw:text-style-name="P2" draw:layer="layout" svg:width="4cm" svg:height="0.2cm" svg:x="1cm" svg:y="7cm">
          <draw:glue-point draw:id="4" svg:x="0cm" svg:y="0cm"/>
          <text:p text:style-name="P1">Wall</text:p>
          <draw:enhanced-geometry svg:viewBox="0 0 1000 50" draw:text-areas="0 50 1000 141" draw:type="NonPrimitive" draw:enhanced-path="M 0 0 L 1000 0 Z N"/>
        </draw:custom-shape>
        <draw:custom-shape draw:name="6-Wall-Office" draw:style-name="Wall" draw:text-style-name="P2" draw:layer="layout" svg:width="5cm" svg:height="4cm" svg:x="1cm" svg:y="9cm">
          <text:p text:style-name="P1">6-wall office</text:p>
          <draw:enhanced-geometry svg:viewBox="0 0 1000 800" draw:text-areas="0 800 1000 891" draw:type="NonPrimitive" draw:modifiers="450 400" draw:enhanced-path="M 1000 800 L 1000 ?f0 ?f1 ?f0 ?f1 0 0 0 0 800 F Z N">
            <draw:equation draw:name="f0" draw:formula="$0"/>
            <draw:equation draw:name="f1" draw:formula="$1"/>
            <draw:handle draw:handle-position="700 $0" draw:handle-range-y-minimum="top" draw:handle-range-y-maximum="bottom"/>
            <draw:handle draw:handle-position="$1 225" draw:handle-range-x-minimum="left" draw:handle-range-x-maximum="right"/>
          </draw:enhanced-geometry>
        </draw:custom-shape>
        <draw:custom-shape draw:name="8-Wall-Office" draw:style-name="Wall" draw:text-style-name="P2" draw:layer="layout" svg:width="5cm" svg:height="4cm" svg:x="1cm" svg:y="15cm">
          <text:p text:style-name="P1">8-wall office</text:p>
          <draw:enhanced-geometry svg:viewBox="0 0 1000 800" draw:text-areas="0 800 1000 891" draw:type="NonPrimitive" draw:modifiers="266 250 750 532" draw:enhanced-path="M 0 0 L 0 ?f0 ?f1 ?f0 ?f1 800 ?f2 800 ?f2 ?f3 1000 ?f3 1000 0 Z N">
            <draw:equation draw:name="f0" draw:formula="$0"/>
            <draw:equation draw:name="f1" draw:formula="$1"/>
            <draw:equation draw:name="f2" draw:formula="$2"/>
            <draw:equation draw:name="f3" draw:formula="$3"/>
            <draw:equation draw:name="f4" draw:formula="$0-50"/>
            <draw:equation draw:name="f5" draw:formula="$1+50"/>
            <draw:equation draw:name="f6" draw:formula="$2-50"/>
            <draw:equation draw:name="f7" draw:formula="$3-50"/>
            <draw:handle draw:handle-position="125 $0" draw:handle-range-y-minimum="100" draw:handle-range-y-maximum="bottom"/>
            <draw:handle draw:handle-position="$1 508" draw:handle-range-x-minimum="left" draw:handle-range-x-maximum="?f6"/>
            <draw:handle draw:handle-position="$2 666" draw:handle-range-x-minimum="?f5" draw:handle-range-x-maximum="right"/>
            <draw:handle draw:handle-position="875 $3" draw:handle-range-y-minimum="top" draw:handle-range-y-maximum="bottom"/>
          </draw:enhanced-geometry>
        </draw:custom-shape>
        <draw:custom-shape draw:name="OvalConferenceTable" draw:style-name="Table" draw:text-style-name="P2" draw:layer="layout" svg:width="2.35cm" svg:height="4cm" svg:x="10cm" svg:y="1cm">
          <draw:glue-point draw:id="4" svg:x="0cm" svg:y="0cm"/>
          <text:p text:style-name="P1">Oval Conference Table</text:p>
          <draw:enhanced-geometry svg:viewBox="0 0 588 1000" draw:text-areas="0 1000 588 1091" draw:type="NonPrimitive" draw:enhanced-path="U 294 275 294 275 0 180 294 725 294 275 180 360 M 588 275 L 588 725 Z N"/>
        </draw:custom-shape>
        <draw:custom-shape draw:name="RoundConferenceTable" draw:style-name="Table" draw:text-style-name="P2" draw:layer="layout" svg:width="2.35cm" svg:height="4cm" svg:x="10cm" svg:y="6cm">
          <draw:glue-point draw:id="4" svg:x="0cm" svg:y="0cm"/>
          <text:p text:style-name="P1">Round Conference Table</text:p>
          <draw:enhanced-geometry svg:viewBox="0 0 587 1000" draw:text-areas="0 1000 587 1091" draw:type="NonPrimitive" draw:enhanced-path="U 500 500 500 500 0 360 Z N"/>
        </draw:custom-shape>
        <draw:custom-shape draw:name="RectConferenceTable" draw:style-name="Table" draw:text-style-name="P2" draw:layer="layout" svg:width="2.35cm" svg:height="4cm" svg:x="10cm" svg:y="12cm">
          <draw:glue-point draw:id="4" svg:x="0cm" svg:y="0cm"/>
          <text:p text:style-name="P1">Rectangular Conference Table</text:p>
          <draw:enhanced-geometry svg:viewBox="0 0 587 1000" draw:text-areas="0 1000 587 1091" draw:type="NonPrimitive" draw:enhanced-path="M 0 0 L 587 0 587 1000 0 1000 Z N"/>
        </draw:custom-shape>
        <draw:custom-shape draw:name="BoatConferenceTable" draw:style-name="Table" draw:text-style-name="P2" draw:layer="layout" svg:width="2.35cm" svg:height="4cm" svg:x="10cm" svg:y="17cm">
          <draw:glue-point draw:id="4" svg:x="0cm" svg:y="0cm"/>
          <text:p text:style-name="P1">Boatshape Conference Table</text:p>
          <draw:enhanced-geometry svg:viewBox="0 0 587 1000" draw:text-areas="0 1000 587 1091" draw:type="NonPrimitive" draw:enhanced-path="M 105 0 L 483 0 M 483 1000 L 105 1000 A 0 -153 587 1153 483 1000 483 0 0 -153 587 1153 105 0 105 1000 N"/>
        </draw:custom-shape>
      </draw:page>
      <draw:page draw:name="Cabinets and Desks" draw:style-name="dp1" draw:master-page-name="Default">
        <draw:custom-shape draw:name="Bookshelf" draw:style-name="MintGray" draw:text-style-name="P2" draw:layer="layout" svg:width="1cm" svg:height="3cm" svg:x="1cm" svg:y="1cm">
          <text:p text:style-name="P1">Bookshelf</text:p>
          <draw:enhanced-geometry svg:viewBox="0 0 333 1000" draw:text-areas="0 1000 333 1091" draw:type="NonPrimitive" draw:enhanced-path="M 0 0 L 333 0 333 1000 0 1000 F Z N M 333 10 L 10 10 10 990 333 990 F N"/>
        </draw:custom-shape>
        <draw:custom-shape draw:name="FilingCabinet" draw:style-name="MintGray" draw:text-style-name="P2" draw:layer="layout" svg:width="4cm" svg:height="2.22cm" svg:x="1cm" svg:y="5cm">
          <text:p text:style-name="P1">Filing Cabinet</text:p>
          <draw:enhanced-geometry svg:viewBox="0 0 1000 555" draw:text-areas="0 555 1000 646" draw:type="NonPrimitive" draw:modifiers="1100 10" draw:enhanced-path="M 0 0 L 1000 0 1000 556 0 556 F Z N M 1000 0 L ?f0 0 ?f0 556 1000 556 F Z N M 1000 $1 L ?f1 $1 ?f1 ?f2 1000 ?f2 F N M ?f0 258 L ?f3 258 ?f3 298 ?f0 298 F Z N">
            <draw:equation draw:name="f0" draw:formula="$0"/>
            <draw:equation draw:name="f1" draw:formula="$0 - 10 "/>
            <draw:equation draw:name="f2" draw:formula="555 - $1 "/>
            <draw:equation draw:name="f3" draw:formula="$0 + 20 "/>
            <draw:handle draw:handle-position="$0 278" draw:handle-range-x-minimum="right"/>
          </draw:enhanced-geometry>
        </draw:custom-shape>
        <draw:custom-shape draw:name="LateralCabinet" draw:style-name="MintGray" draw:text-style-name="P2" draw:layer="layout" svg:width="1.5cm" svg:height="4cm" svg:x="1cm" svg:y="10cm">
          <text:p text:style-name="P1">Lateral Cabinet</text:p>
          <draw:enhanced-geometry svg:viewBox="0 0 374 1000" draw:text-areas="0 1000 374 1091" draw:type="NonPrimitive" draw:modifiers="425 10" draw:enhanced-path="M 0 0 L 374 0 374 1000 0 1000 F Z N M 374 0 L ?f0 0 ?f0 1000 374 1000 F Z N M 374 $1 L ?f1 $1 N M 374 ?f2 L ?f1 ?f2 N M ?f1 0 L ?f1 1000 N M ?f0 440 L ?f3 440 ?f3 560 ?f0 560 F Z N">
            <draw:equation draw:name="f0" draw:formula="$0"/>
            <draw:equation draw:name="f1" draw:formula="$0 - 10 "/>
            <draw:equation draw:name="f2" draw:formula="1000 - $1 "/>
            <draw:equation draw:name="f3" draw:formula="$0 + 20 "/>
            <draw:equation draw:name="f4" draw:formula="?f1 - $1 "/>
            <draw:handle draw:handle-position="$0 500" draw:handle-range-x-minimum="right"/>
          </draw:enhanced-geometry>
        </draw:custom-shape>
        <draw:custom-shape draw:name="FlatCabinet" draw:style-name="MintGray" draw:text-style-name="P2" draw:layer="layout" svg:width="2.9cm" svg:height="4cm" svg:x="1cm" svg:y="17cm">
          <text:p text:style-name="P1">Flat Drawing Cabinet</text:p>
          <draw:enhanced-geometry svg:viewBox="0 0 726 1000" draw:text-areas="0 1000 726 1091" draw:type="NonPrimitive" draw:modifiers="800 10" draw:enhanced-path="M 0 0 L 726 0 726 1000 0 1000 F Z N M 726 0 L ?f0 0 ?f0 1000 726 1000 F Z N M 726 $1 L ?f1 $1 ?f1 ?f2 726 ?f2 F N M ?f0 273 L ?f3 273 ?f3 393 ?f0 393 M ?f0 606 L ?f3 606 ?f3 726 ?f0 726 F Z N">
            <draw:equation draw:name="f0" draw:formula="$0"/>
            <draw:equation draw:name="f1" draw:formula="$0 - 10 "/>
            <draw:equation draw:name="f2" draw:formula="1000 - $1 "/>
            <draw:equation draw:name="f3" draw:formula="$0 + 20 "/>
            <draw:handle draw:handle-position="$0 500" draw:handle-range-x-minimum="right"/>
          </draw:enhanced-geometry>
        </draw:custom-shape>
        <draw:custom-shape draw:name="CornerConnector" draw:style-name="MintGray" draw:text-style-name="P2" draw:layer="layout" svg:width="4cm" svg:height="4cm" svg:x="7cm" svg:y="1cm">
          <text:p text:style-name="P1">Corner Connector</text:p>
          <draw:enhanced-geometry svg:viewBox="0 0 1000 1000" draw:text-areas="0 1000 1000 1091" draw:type="NonPrimitive" draw:enhanced-path="M 0 0 L 1000 0 1000 1000 X 0 0 F Z N"/>
        </draw:custom-shape>
        <draw:custom-shape draw:name="CornerDesk" draw:style-name="MintGray" draw:text-style-name="P2" draw:layer="layout" svg:width="4cm" svg:height="4cm" svg:x="7cm" svg:y="7cm">
          <text:p text:style-name="P1">Corner Desk</text:p>
          <draw:enhanced-geometry svg:viewBox="0 0 1000 1000" draw:text-areas="0 1000 1000 1091" draw:type="NonPrimitive" draw:modifiers="200 700 150" draw:enhanced-path="M 0 0 L $0 0 $0 $1 ?f0 ?f1 1000 ?f1 1000 1000 $2 1000 X 0 ?f2 F Z N">
            <draw:equation draw:name="f0" draw:formula="right - $1"/>
            <draw:equation draw:name="f1" draw:formula="bottom - $0"/>
            <draw:equation draw:name="f2" draw:formula="bottom - $2"/>
            <draw:handle draw:handle-position="$0 $1" draw:handle-range-x-maximum="right" draw:handle-range-x-minimum="left" draw:handle-range-y-minimum="top" draw:handle-range-y-maximum="bottom"/>
            <draw:handle draw:handle-position="$2 1000" draw:handle-range-x-maximum="right" draw:handle-range-x-minimum="left"/>
          </draw:enhanced-geometry>
        </draw:custom-shape>
      </draw:page>
      <draw:page draw:name="Furniture" draw:style-name="dp1" draw:master-page-name="Default">
        <draw:custom-shape draw:name="ExecutiveChair" draw:style-name="MintGray" draw:text-style-name="P2" draw:layer="layout" svg:width="4cm" svg:height="4cm" svg:x="1cm" svg:y="1cm">
          <text:p text:style-name="P1">Executive Chair</text:p>
          <draw:enhanced-geometry svg:viewBox="0 0 1000 1000" draw:text-areas="0 1000 1000 1091" draw:type="NonPrimitive" draw:enhanced-path="M 78 0 L 167 0 W 0 0 302 344 167 0 302 172 L 302 828 W 0 656 302 1000 302 828 167 1000 L 78 1000 X 0 922 L 0 78 Y 78 0 M 167 0 L 949 0 W 644 -53 1000 303 949 0 949 249 L 302 249 M 78 1000 L 949 1000 A 644 697 1000 1053 949 1000 949 751 L 302 751 M 949 751 L 949 249 F N"/>
        </draw:custom-shape>
        <draw:custom-shape draw:name="2SeatCouch" draw:style-name="MintGray" draw:text-style-name="P2" draw:layer="layout" svg:width="4cm" svg:height="9cm" svg:x="1cm" svg:y="7cm">
          <text:p text:style-name="P1">2-Seat Couch</text:p>
          <draw:enhanced-geometry svg:viewBox="0 0 500 1000" draw:text-areas="0 1000 500 1091" draw:type="NonPrimitive" draw:enhanced-path="M 39 0 L 83 0 W 0 0 151 87 83 0 151 43 L 151 957 W 0 913 151 1000 151 957 83 1000 L 39 1000 X 0 961 L 0 39 Y 39 0 M 83 0 L 474 0 W 322 -27 500 151 474 0 474 125 L 151 125 M 83 1000 L 474 1000 A 322 849 500 1027 474 1000 474 875 L 151 875 M 474 875 L 474 125 M 474 500 L 151 500 F N"/>
        </draw:custom-shape>
        <draw:custom-shape draw:name="3SeatCouch" draw:style-name="MintGray" draw:text-style-name="P2" draw:layer="layout" svg:width="3.27cm" svg:height="9cm" svg:x="7cm" svg:y="1cm">
          <text:p text:style-name="P1">3-Seat Couch</text:p>
          <draw:enhanced-geometry svg:viewBox="0 0 363 1000" draw:text-areas="0 1000 500 1091" draw:type="NonPrimitive" draw:enhanced-path="M 28 0 L 61 0 W 0 0 110 63 61 0 110 32 L 110 968 W 0 937 110 1000 110 968 61 1000 L 28 1000 X 0 972 L 0 28 Y 28 0 M 61 0 L 345 0 W 234 -19 363 110 345 0 345 91 L 110 91 M 61 1000 L 345 1000 A 234 890 363 1019 345 1000 345 909 L 110 909 M 345 364 L 110 364 M 345 636 L 110 636 M 345 91 L 345 909 F N"/>
        </draw:custom-shape>
        <draw:custom-shape draw:name="TaskChair" draw:style-name="MintGray" draw:text-style-name="P2" draw:layer="layout" svg:width="4cm" svg:height="3.49cm" svg:x="12cm" svg:y="1cm">
          <text:p text:style-name="P1">Task Chair</text:p>
          <draw:enhanced-geometry svg:viewBox="0 0 1000 873" draw:text-areas="0 873 1000 964" draw:type="NonPrimitive" draw:enhanced-path="M 398 0 L 746 0 X 1000 254 L 1000 619 Y 746 873 L 398 873 W 167 412 628 873 398 873 216 795 V 167 0 628 461 216 78 398 0 M 190 437 L 224 112 B 57 26 222 190 224 112 55 52 L 0 437 70 811 B 57 683 222 847 55 821 224 761 L 190 437 F N"/>
        </draw:custom-shape>
        <draw:custom-shape draw:name="DeskChair" draw:style-name="MintGray" draw:text-style-name="P2" draw:layer="layout" svg:width="4cm" svg:height="4cm" svg:x="12cm" svg:y="6cm">
          <text:p text:style-name="P1">Desk Chair</text:p>
          <draw:enhanced-geometry svg:viewBox="0 0 1000 1000" draw:text-areas="0 1000 1000 1091" draw:type="NonPrimitive" draw:enhanced-path="V 145 102 875 838 174 325 372 129 M 702 88 L 772 88 X 1000 333 L 1000 667 Y 772 912 L 702 912 V 145 162 875 898 372 871 174 675 U 643 67 63 63 270 90 L 269 4 U 269 67 63 63 90 270 L 643 129 U 643 933 63 63 270 90 L 269 870 U 269 933 63 63 90 270 L 643 996 B 166 144 291 864 195 200 195 808 V 108 752 197 841 195 808 121 827 B 108 159 197 248 195 200 121 173 V 3 140 409 861 121 827 121 173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?"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MintGray" style:family="graphic" style:parent-style-name="standard">
      <style:graphic-properties draw:stroke-dash="Dash_20_2" draw:fill-color="#cccccc" draw:fill-gradient-name="Gradient_20_7" draw:fill-hatch-name="Hatch_20_1" draw:fill-image-name="Bitmape_20_1" draw:fill-image-width="0cm" draw:fill-image-height="0cm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none" style:country-complex="none"/>
    </style:style>
    <style:style style:name="Wall" style:family="graphic" style:parent-style-name="standard">
      <style:graphic-properties draw:stroke="solid" svg:stroke-width="0.19cm" svg:stroke-color="#666666" svg:stroke-opacity="100%" draw:stroke-linejoin="miter" draw:fill="none" draw:opacity="100%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none" style:country-complex="none"/>
    </style:style>
    <style:style style:name="Table" style:family="graphic" style:parent-style-name="standard">
      <style:graphic-properties draw:stroke="solid" draw:fill="solid" draw:fill-color="#996633" draw:opacity="100%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none" style:country-complex="none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Custom OO Shapes - http://www.lautman.net/mark/coo/index.html</dc:title>
    <dc:subject>Office Layout</dc:subject>
    <meta:initial-creator>Mark Lautman</meta:initial-creator>
    <meta:creation-date>2006-09-20T15:50:15</meta:creation-date>
    <dc:creator>Mark Lautman</dc:creator>
    <dc:date>2006-12-14T17:11:49</dc:date>
    <dc:language>en-US</dc:language>
    <meta:editing-cycles>7</meta:editing-cycles>
    <meta:editing-duration>PT9M34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